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3.5cm" svg:height="2cm" svg:x="2cm" svg:y="7cm">
          <text:p text:style-name="P1">Sistema</text:p>
        </draw:rect>
        <draw:custom-shape draw:style-name="gr2" draw:text-style-name="P1" draw:layer="layout" svg:width="1.5cm" svg:height="12cm" svg:x="6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" draw:layer="layout" svg:width="3.5cm" svg:height="1cm" svg:x="7.5cm" svg:y="11cm">
          <text:p text:style-name="P1">Prioridad 4</text:p>
        </draw:rect>
        <draw:rect draw:style-name="gr1" draw:text-style-name="P1" draw:layer="layout" svg:width="3.5cm" svg:height="1cm" svg:x="7.5cm" svg:y="8.5cm">
          <text:p text:style-name="P1">Prioridad 3</text:p>
        </draw:rect>
        <draw:rect draw:style-name="gr1" draw:text-style-name="P1" draw:layer="layout" svg:width="3.5cm" svg:height="1cm" svg:x="7.5cm" svg:y="5.5cm">
          <text:p text:style-name="P1">Prioridad 2</text:p>
        </draw:rect>
        <draw:rect draw:style-name="gr1" draw:text-style-name="P1" draw:layer="layout" svg:width="3.5cm" svg:height="1cm" svg:x="7.5cm" svg:y="2.5cm">
          <text:p text:style-name="P1">Prioridad 1</text:p>
        </draw:rect>
        <draw:custom-shape draw:style-name="gr2" draw:text-style-name="P1" draw:layer="layout" svg:width="0.5cm" svg:height="2.5cm" svg:x="11.5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" draw:layer="layout" svg:width="4cm" svg:height="1cm" svg:x="12.5cm" svg:y="10cm">
          <text:p text:style-name="P1">Proceso 4.1</text:p>
        </draw:rect>
        <draw:rect draw:style-name="gr1" draw:text-style-name="P1" draw:layer="layout" svg:width="4cm" svg:height="1cm" svg:x="12.5cm" svg:y="11.5cm">
          <text:p text:style-name="P1">Proceso 4.2</text:p>
        </draw:rect>
        <draw:custom-shape draw:style-name="gr2" draw:text-style-name="P1" draw:layer="layout" svg:width="0.5cm" svg:height="4cm" svg:x="11.5cm" svg:y="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" draw:layer="layout" svg:width="4cm" svg:height="1cm" svg:x="12.5cm" svg:y="4cm">
          <text:p text:style-name="P1">Proceso 2.1</text:p>
        </draw:rect>
        <draw:rect draw:style-name="gr1" draw:text-style-name="P1" draw:layer="layout" svg:width="4cm" svg:height="1cm" svg:x="12.5cm" svg:y="5.5cm">
          <text:p text:style-name="P1">Proceso 2.2</text:p>
        </draw:rect>
        <draw:rect draw:style-name="gr1" draw:text-style-name="P1" draw:layer="layout" svg:width="4cm" svg:height="1cm" svg:x="12.5cm" svg:y="7cm">
          <text:p text:style-name="P1">Proceso 2.3</text:p>
        </draw:rect>
        <draw:rect draw:style-name="gr1" draw:text-style-name="P1" draw:layer="layout" svg:width="4cm" svg:height="1cm" svg:x="12.5cm" svg:y="2.5cm">
          <text:p text:style-name="P1">Proceso 1.1</text:p>
        </draw:rect>
        <draw:custom-shape draw:style-name="gr2" draw:text-style-name="P1" draw:layer="layout" svg:width="0.5cm" svg:height="1cm" svg:x="11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" draw:text-style-name="P1" draw:layer="layout" svg:x1="17cm" svg:y1="1.5cm" svg:x2="17cm" svg:y2="14cm">
          <text:p/>
        </draw:line>
        <draw:frame draw:style-name="gr4" draw:layer="layout" svg:width="3.173cm" svg:height="1.675cm" svg:x="17.327cm" svg:y="6.5cm">
          <draw:text-box>
            <text:p>Orden de</text:p>
            <text:p>ejecución</text:p>
          </draw:text-box>
        </draw:frame>
        <draw:frame draw:style-name="gr4" draw:text-style-name="P2" draw:layer="layout" svg:width="1.328cm" svg:height="1.348cm" svg:x="8.5cm" svg:y="12.5cm">
          <draw:text-box>
            <text:p text:style-name="P2"><text:span text:style-name="T1">...</text:span></text:p>
          </draw:text-box>
        </draw:frame>
        <draw:frame draw:style-name="gr4" draw:text-style-name="P2" draw:layer="layout" svg:width="1.328cm" svg:height="1.348cm" svg:x="13.5cm" svg:y="12.5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5T00:12:58.51</meta:creation-date>
    <dc:date>2011-05-05T20:15:39.40</dc:date>
    <meta:editing-duration>PT00H43M54S</meta:editing-duration>
    <meta:editing-cycles>4</meta:editing-cycles>
    <meta:generator>OpenOffice.org/3.2$Win32 OpenOffice.org_project/320m18$Build-9502</meta:generator>
    <meta:document-statistic meta:object-count="19"/>
  </office:meta>
</office:document-meta>
</file>